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1" svg:font-family="Helvetica, Arial"/>
    <style:font-face style:name="Helvetica" svg:font-family="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2cm" fo:margin-right="2cm" fo:text-indent="0cm" style:auto-text-indent="false"/>
    </style:style>
    <style:style style:name="P2" style:family="paragraph" style:parent-style-name="Text_20_body">
      <style:paragraph-properties fo:margin-left="2cm" fo:margin-right="2cm" fo:text-indent="0cm" style:auto-text-indent="false"/>
      <style:text-properties style:font-name-asian="Helvetica1" style:font-size-asian="8.60000038146973pt" style:language-asian="zh" style:country-asian="CN" style:font-style-asian="normal" style:font-weight-asian="normal"/>
    </style:style>
    <style:style style:name="P3" style:family="paragraph" style:parent-style-name="Text_20_body">
      <style:paragraph-properties fo:margin-left="2cm" fo:margin-right="2cm" fo:text-indent="0cm" style:auto-text-indent="false"/>
      <style:text-properties fo:color="#007826" style:font-name-asian="Helvetica1" style:font-size-asian="8.60000038146973pt" style:language-asian="zh" style:country-asian="CN" style:font-style-asian="normal" style:font-weight-asian="normal"/>
    </style:style>
    <style:style style:name="P4" style:family="paragraph" style:parent-style-name="Text_20_body">
      <style:paragraph-properties fo:margin-left="2cm" fo:margin-right="2cm" fo:text-indent="0cm" style:auto-text-indent="false"/>
      <style:text-properties fo:color="#ff3333" style:font-name-asian="Helvetica1" style:font-size-asian="8.60000038146973pt" style:language-asian="zh" style:country-asian="CN" style:font-style-asian="normal" style:font-weight-asian="normal"/>
    </style:style>
    <style:style style:name="P5" style:family="paragraph" style:parent-style-name="Text_20_body">
      <style:paragraph-properties fo:margin-left="2cm" fo:margin-right="2cm" fo:text-indent="0cm" style:auto-text-indent="false"/>
      <style:text-properties fo:color="#ff3333" fo:background-color="#ffff00"/>
    </style:style>
    <style:style style:name="P6" style:family="paragraph" style:parent-style-name="Text_20_body">
      <style:paragraph-properties fo:margin-left="2cm" fo:margin-right="2cm" fo:text-indent="0cm" style:auto-text-indent="false"/>
      <style:text-properties fo:background-color="#ffff00"/>
    </style:style>
    <style:style style:name="P7" style:family="paragraph" style:parent-style-name="Text_20_body">
      <style:paragraph-properties fo:margin-left="2cm" fo:margin-right="2cm" fo:text-indent="0cm" style:auto-text-indent="false"/>
      <style:text-properties fo:color="#00cc00"/>
    </style:style>
    <style:style style:name="P8" style:family="paragraph" style:parent-style-name="Text_20_body">
      <style:paragraph-properties fo:margin-left="2cm" fo:margin-right="2cm" fo:text-indent="0cm" style:auto-text-indent="false"/>
      <style:text-properties fo:color="#00cc00" fo:background-color="#ffff00" style:font-name-asian="Helvetica1" style:font-size-asian="8.60000038146973pt" style:language-asian="zh" style:country-asian="CN" style:font-style-asian="normal" style:font-weight-asian="normal"/>
    </style:style>
    <style:style style:name="P9" style:family="paragraph" style:parent-style-name="Text_20_body">
      <style:paragraph-properties fo:margin-left="2cm" fo:margin-right="2cm" fo:text-indent="0cm" style:auto-text-indent="false"/>
      <style:text-properties fo:color="#009933" style:font-name-asian="Helvetica1" style:font-size-asian="8.60000038146973pt" style:language-asian="zh" style:country-asian="CN" style:font-style-asian="normal" style:font-weight-asian="normal"/>
    </style:style>
    <style:style style:name="P10" style:family="paragraph" style:parent-style-name="Text_20_body">
      <style:paragraph-properties fo:margin-left="2cm" fo:margin-right="2cm" fo:text-indent="0cm" style:auto-text-indent="false"/>
      <style:text-properties fo:color="#ff0000" fo:background-color="#ffff00" style:font-name-asian="Helvetica1" style:font-size-asian="8.60000038146973pt" style:language-asian="zh" style:country-asian="CN" style:font-style-asian="normal" style:font-weight-asian="normal"/>
    </style:style>
    <style:style style:name="P11" style:family="paragraph" style:parent-style-name="Text_20_body">
      <style:paragraph-properties fo:margin-left="2cm" fo:margin-right="2cm" fo:text-indent="0cm" style:auto-text-indent="false"/>
      <style:text-properties fo:color="#cccccc" style:font-name-asian="Helvetica1" style:font-size-asian="8.60000038146973pt" style:language-asian="zh" style:country-asian="CN" style:font-style-asian="normal" style:font-weight-asian="normal"/>
    </style:style>
    <style:style style:name="P12" style:family="paragraph" style:parent-style-name="Text_20_body">
      <style:paragraph-properties fo:margin-left="2cm" fo:margin-right="2cm" fo:text-indent="0cm" style:auto-text-indent="false"/>
      <style:text-properties fo:color="#ff0066" style:font-name-asian="Helvetica1" style:font-size-asian="8.60000038146973pt" style:language-asian="zh" style:country-asian="CN" style:font-style-asian="normal" style:font-weight-asian="normal"/>
    </style:style>
    <style:style style:name="P13" style:family="paragraph" style:parent-style-name="Text_20_body">
      <style:paragraph-properties fo:margin-left="2cm" fo:margin-right="2cm" fo:text-indent="0cm" style:auto-text-indent="false"/>
      <style:text-properties fo:color="#000000" fo:background-color="#ffff00" style:font-name-asian="Helvetica1" style:font-size-asian="8.60000038146973pt" style:language-asian="zh" style:country-asian="CN" style:font-style-asian="normal" style:font-weight-asian="normal"/>
    </style:style>
    <style:style style:name="P14" style:family="paragraph" style:parent-style-name="Text_20_body">
      <style:paragraph-properties fo:margin-left="2cm" fo:margin-right="2cm" fo:text-indent="0cm" style:auto-text-indent="false"/>
      <style:text-properties fo:color="#009900"/>
    </style:style>
    <style:style style:name="P15" style:family="paragraph" style:parent-style-name="Text_20_body">
      <style:paragraph-properties fo:margin-left="2cm" fo:margin-right="2cm" fo:text-indent="0cm" style:auto-text-indent="false"/>
      <style:text-properties fo:color="#009900" style:font-name-asian="Helvetica1" style:font-size-asian="8.60000038146973pt" style:language-asian="zh" style:country-asian="CN" style:font-style-asian="normal" style:font-weight-asian="normal"/>
    </style:style>
    <style:style style:name="P16" style:family="paragraph" style:parent-style-name="Text_20_body">
      <style:paragraph-properties fo:margin-left="2cm" fo:margin-right="2cm" fo:text-indent="0cm" style:auto-text-indent="false"/>
      <style:text-properties fo:color="#007826" style:font-name-asian="Helvetica1" style:font-size-asian="8.60000038146973pt" style:language-asian="zh" style:country-asian="CN" style:font-style-asian="normal" style:font-weight-asian="normal"/>
    </style:style>
    <style:style style:name="P17" style:family="paragraph" style:parent-style-name="Text_20_body">
      <style:paragraph-properties fo:margin-left="2cm" fo:margin-right="2cm" fo:text-indent="0cm" style:auto-text-indent="false"/>
      <style:text-properties fo:color="#007826" fo:background-color="#ffff00" style:font-name-asian="Helvetica1" style:font-size-asian="8.60000038146973pt" style:language-asian="zh" style:country-asian="CN" style:font-style-asian="normal" style:font-weight-asian="normal"/>
    </style:style>
    <style:style style:name="P18" style:family="paragraph" style:parent-style-name="Text_20_body">
      <style:paragraph-properties fo:margin-left="2cm" fo:margin-right="2cm" fo:text-indent="0cm" style:auto-text-indent="false"/>
      <style:text-properties fo:color="#007826" fo:background-color="transparent" style:font-name-asian="Helvetica1" style:font-size-asian="8.60000038146973pt" style:language-asian="zh" style:country-asian="CN" style:font-style-asian="normal" style:font-weight-asian="normal"/>
    </style:style>
    <style:style style:name="P19" style:family="paragraph" style:parent-style-name="Text_20_body">
      <style:paragraph-properties fo:margin-left="2cm" fo:margin-right="2cm" fo:text-indent="0cm" style:auto-text-indent="false"/>
      <style:text-properties fo:color="#ff0066" style:font-name-asian="Helvetica1" style:font-size-asian="8.60000038146973pt" style:language-asian="zh" style:country-asian="CN" style:font-style-asian="normal" style:font-weight-asian="normal"/>
    </style:style>
    <style:style style:name="P20" style:family="paragraph" style:parent-style-name="Text_20_body">
      <style:paragraph-properties fo:margin-left="2cm" fo:margin-right="2cm" fo:text-indent="0cm" style:auto-text-indent="false"/>
      <style:text-properties style:use-window-font-color="true" fo:background-color="#ffff00" style:font-name-asian="Helvetica1" style:font-size-asian="8.60000038146973pt" style:language-asian="zh" style:country-asian="CN" style:font-style-asian="normal" style:font-weight-asian="normal"/>
    </style:style>
    <style:style style:name="P21" style:family="paragraph" style:parent-style-name="Text_20_body">
      <style:paragraph-properties fo:margin-left="2cm" fo:margin-right="2cm" fo:text-indent="0cm" style:auto-text-indent="false"/>
      <style:text-properties fo:color="#009933" style:font-name-asian="Helvetica1" style:font-size-asian="8.60000038146973pt" style:language-asian="zh" style:country-asian="CN" style:font-style-asian="normal" style:font-weight-asian="normal"/>
    </style:style>
    <style:style style:name="T1" style:family="text">
      <style:text-properties style:font-name-asian="Helvetica1" style:font-size-asian="8.60000038146973pt" style:language-asian="zh" style:country-asian="CN" style:font-style-asian="normal" style:font-weight-asian="normal"/>
    </style:style>
    <style:style style:name="T2" style:family="text">
      <style:text-properties fo:color="#800000" style:font-name-asian="Helvetica1" style:font-size-asian="8.60000038146973pt" style:language-asian="zh" style:country-asian="CN" style:font-style-asian="normal" style:font-weight-asian="normal"/>
    </style:style>
    <style:style style:name="T3" style:family="text">
      <style:text-properties fo:color="#007826"/>
    </style:style>
    <style:style style:name="T4" style:family="text">
      <style:text-properties fo:color="#007826" style:font-name-asian="Helvetica1" style:font-size-asian="8.60000038146973pt" style:language-asian="zh" style:country-asian="CN" style:font-style-asian="normal" style:font-weight-asian="normal"/>
    </style:style>
    <style:style style:name="T5" style:family="text">
      <style:text-properties fo:color="#000000" style:font-name-asian="Helvetica1" style:font-size-asian="8.60000038146973pt" style:language-asian="zh" style:country-asian="CN" style:font-style-asian="normal" style:font-weight-asian="normal"/>
    </style:style>
    <style:style style:name="T6" style:family="text">
      <style:text-properties fo:color="#009933"/>
    </style:style>
    <style:style style:name="T7" style:family="text">
      <style:text-properties fo:color="#009933" style:font-name-asian="Helvetica1" style:font-size-asian="8.60000038146973pt" style:language-asian="zh" style:country-asian="CN" style:font-style-asian="normal" style:font-weight-asian="normal"/>
    </style:style>
    <style:style style:name="T8" style:family="text">
      <style:text-properties fo:color="#00cc33" style:font-name-asian="Helvetica1" style:font-size-asian="8.60000038146973pt" style:language-asian="zh" style:country-asian="CN" style:font-style-asian="normal" style:font-weight-asian="normal"/>
    </style:style>
    <style:style style:name="T9" style:family="text">
      <style:text-properties fo:color="#009900"/>
    </style:style>
    <style:style style:name="T10" style:family="text">
      <style:text-properties fo:color="#009900" style:font-name-asian="Helvetica1" style:font-size-asian="8.60000038146973pt" style:language-asian="zh" style:country-asian="CN" style:font-style-asian="normal" style:font-weight-asian="normal"/>
    </style:style>
    <style:style style:name="T11" style:family="text">
      <style:text-properties fo:color="#009900" fo:background-color="transparent" style:font-name-asian="Helvetica1" style:font-size-asian="8.60000038146973pt" style:language-asian="zh" style:country-asian="CN" style:font-style-asian="normal" style:font-weight-asian="normal"/>
    </style:style>
    <style:style style:name="T12" style:family="text">
      <style:text-properties fo:color="#cc0000" style:font-name-asian="Helvetica1" style:font-size-asian="8.60000038146973pt" style:language-asian="zh" style:country-asian="CN" style:font-style-asian="normal" style:font-weight-asian="normal"/>
    </style:style>
    <style:style style:name="T13" style:family="text">
      <style:text-properties fo:color="#990000" style:font-name-asian="Helvetica1" style:font-size-asian="8.60000038146973pt" style:language-asian="zh" style:country-asian="CN" style:font-style-asian="normal" style:font-weight-asian="normal"/>
    </style:style>
    <style:style style:name="T14" style:family="text">
      <style:text-properties fo:background-color="#ffff00"/>
    </style:style>
    <style:style style:name="T15" style:family="text">
      <style:text-properties fo:color="#ff3333"/>
    </style:style>
    <style:style style:name="T16" style:family="text">
      <style:text-properties fo:color="#ff3333" style:font-name-asian="Helvetica1" style:font-size-asian="8.60000038146973pt" style:language-asian="zh" style:country-asian="CN" style:font-style-asian="normal" style:font-weight-asian="normal"/>
    </style:style>
    <style:style style:name="T17" style:family="text">
      <style:text-properties fo:color="#ff3333" fo:background-color="#ffff00" style:font-name-asian="Helvetica1" style:font-size-asian="8.60000038146973pt" style:language-asian="zh" style:country-asian="CN" style:font-style-asian="normal" style:font-weight-asian="normal"/>
    </style:style>
    <style:style style:name="T18" style:family="text">
      <style:text-properties fo:color="#ff3333" fo:background-color="#ccff99" style:font-name-asian="Helvetica1" style:font-size-asian="8.60000038146973pt" style:language-asian="zh" style:country-asian="CN" style:font-style-asian="normal" style:font-weight-asian="normal"/>
    </style:style>
    <style:style style:name="T19" style:family="text">
      <style:text-properties fo:color="#ff3333" fo:background-color="#0000ff" style:font-name-asian="Helvetica1" style:font-size-asian="8.60000038146973pt" style:language-asian="zh" style:country-asian="CN" style:font-style-asian="normal" style:font-weight-asian="normal"/>
    </style:style>
    <style:style style:name="T20" style:family="text">
      <style:text-properties fo:color="#b2b2b2" style:font-name-asian="Helvetica1" style:font-size-asian="8.60000038146973pt" style:language-asian="zh" style:country-asian="CN" style:font-style-asian="normal" style:font-weight-asian="normal"/>
    </style:style>
    <style:style style:name="T21" style:family="text">
      <style:text-properties fo:font-variant="normal" fo:text-transform="none" fo:color="#000000" fo:letter-spacing="normal" style:font-name-asian="Helvetica1" style:font-size-asian="10pt" style:language-asian="zh" style:country-asian="CN" style:font-style-asian="normal" style:font-weight-asian="normal"/>
    </style:style>
    <style:style style:name="T22" style:family="text">
      <style:text-properties fo:font-variant="normal" fo:text-transform="none" fo:color="#000000" style:font-name="Helvetica" fo:font-size="10pt" fo:letter-spacing="normal" fo:language="en" fo:country="US" fo:font-style="normal" fo:font-weight="normal" style:font-name-asian="Helvetica1" style:font-size-asian="8.60000038146973pt" style:language-asian="zh" style:country-asian="CN" style:font-style-asian="normal" style:font-weight-asian="normal"/>
    </style:style>
    <style:style style:name="T23" style:family="text">
      <style:text-properties fo:font-variant="normal" fo:text-transform="none" fo:color="#ff2600" style:font-name="Helvetica" fo:font-size="10pt" fo:letter-spacing="normal" fo:language="en" fo:country="US" fo:font-style="normal" fo:font-weight="normal" style:font-name-asian="Helvetica1" style:font-size-asian="8.60000038146973pt" style:language-asian="zh" style:country-asian="CN" style:font-style-asian="normal" style:font-weight-asian="normal"/>
    </style:style>
    <style:style style:name="T24" style:family="text">
      <style:text-properties fo:font-variant="normal" fo:text-transform="none" fo:color="#ff2600" fo:letter-spacing="normal" style:font-name-asian="Helvetica1" style:font-size-asian="10pt" style:language-asian="zh" style:country-asian="CN" style:font-style-asian="normal" style:font-weight-asian="normal"/>
    </style:style>
    <style:style style:name="T25" style:family="text">
      <style:text-properties fo:font-variant="normal" fo:text-transform="none" fo:color="#ff3f00" fo:letter-spacing="normal" style:font-name-asian="Helvetica1" style:font-size-asian="10pt" style:language-asian="zh" style:country-asian="CN" style:font-style-asian="normal" style:font-weight-asian="normal"/>
    </style:style>
    <style:style style:name="T26" style:family="text">
      <style:text-properties fo:font-variant="normal" fo:text-transform="none" fo:color="#ff3f00" style:font-name="Helvetica" fo:font-size="10pt" fo:letter-spacing="normal" fo:language="en" fo:country="US" fo:font-style="normal" fo:font-weight="normal" style:font-name-asian="Helvetica1" style:font-size-asian="8.60000038146973pt" style:language-asian="zh" style:country-asian="CN" style:font-style-asian="normal" style:font-weight-asian="normal"/>
    </style:style>
    <style:style style:name="T27" style:family="text">
      <style:text-properties fo:font-variant="normal" fo:text-transform="none" fo:color="#ff3f00" style:font-name="Helvetica1" fo:font-size="8.60000038146973pt" fo:letter-spacing="normal" fo:language="zh" fo:country="CN" fo:font-style="normal" fo:font-weight="normal" style:font-name-asian="Helvetica1" style:font-size-asian="8.60000038146973pt" style:language-asian="zh" style:country-asian="CN" style:font-style-asian="normal" style:font-weight-asian="normal"/>
    </style:style>
    <style:style style:name="T28" style:family="text">
      <style:text-properties fo:font-variant="normal" fo:text-transform="none" fo:color="#0433ff" fo:letter-spacing="normal" style:font-name-asian="Helvetica1" style:font-size-asian="10pt" style:language-asian="zh" style:country-asian="CN" style:font-style-asian="normal" style:font-weight-asian="normal"/>
    </style:style>
    <style:style style:name="T29" style:family="text">
      <style:text-properties fo:font-variant="normal" fo:text-transform="none" fo:color="#0433ff" fo:letter-spacing="normal" style:font-name-asian="Helvetica" style:font-size-asian="10pt" style:language-asian="en" style:country-asian="US" style:font-style-asian="normal" style:font-weight-asian="normal"/>
    </style:style>
    <style:style style:name="T30" style:family="text">
      <style:text-properties fo:font-variant="normal" fo:text-transform="none" fo:color="#ff5700" style:font-name="Helvetica" fo:font-size="10pt" fo:letter-spacing="normal" fo:language="en" fo:country="US" fo:font-style="normal" fo:font-weight="normal" style:font-name-asian="Helvetica1" style:font-size-asian="8.60000038146973pt" style:language-asian="zh" style:country-asian="CN" style:font-style-asian="normal" style:font-weight-asian="normal"/>
    </style:style>
    <style:style style:name="T31" style:family="text">
      <style:text-properties fo:font-variant="normal" fo:text-transform="none" fo:color="#ff5700" fo:letter-spacing="normal" style:font-name-asian="Helvetica1" style:font-size-asian="10pt" style:language-asian="zh" style:country-asian="CN" style:font-style-asian="normal" style:font-weight-asian="normal"/>
    </style:style>
    <style:style style:name="T32" style:family="text">
      <style:text-properties fo:font-variant="normal" fo:text-transform="none" fo:color="#009900" style:font-name="Helvetica" fo:font-size="10pt" fo:letter-spacing="normal" fo:language="en" fo:country="US" fo:font-style="normal" fo:font-weight="normal" style:font-name-asian="Helvetica1" style:font-size-asian="8.60000038146973pt" style:language-asian="zh" style:country-asian="CN" style:font-style-asian="normal" style:font-weight-asian="normal"/>
    </style:style>
    <style:style style:name="T33" style:family="text">
      <style:text-properties fo:font-variant="normal" fo:text-transform="none" fo:color="#009900" fo:letter-spacing="normal" style:font-name-asian="Helvetica1" style:font-size-asian="10pt" style:language-asian="zh" style:country-asian="CN" style:font-style-asian="normal" style:font-weight-asian="normal"/>
    </style:style>
    <style:style style:name="T34" style:family="text">
      <style:text-properties fo:font-variant="normal" fo:text-transform="none" fo:color="#009900" fo:letter-spacing="normal" style:font-name-asian="Helvetica" style:font-size-asian="10pt" style:language-asian="en" style:country-asian="US" style:font-style-asian="normal" style:font-weight-asian="normal"/>
    </style:style>
    <style:style style:name="T35" style:family="text">
      <style:text-properties fo:font-variant="normal" fo:text-transform="none" fo:color="#009900" style:font-name="Helvetica1" fo:font-size="8.60000038146973pt" fo:letter-spacing="normal" fo:language="zh" fo:country="CN" fo:font-style="normal" fo:font-weight="normal" style:font-name-asian="Helvetica1" style:font-size-asian="8.60000038146973pt" style:language-asian="zh" style:country-asian="CN" style:font-style-asian="normal" style:font-weight-asian="normal"/>
    </style:style>
    <style:style style:name="T36" style:family="text">
      <style:text-properties fo:color="#ff0000"/>
    </style:style>
    <style:style style:name="T37" style:family="text">
      <style:text-properties fo:color="#ff0000" style:font-name-asian="Helvetica1" style:font-size-asian="8.60000038146973pt" style:language-asian="zh" style:country-asian="CN" style:font-style-asian="normal" style:font-weight-asian="normal"/>
    </style:style>
    <style:style style:name="T38" style:family="text">
      <style:text-properties fo:color="#006600" style:font-name-asian="Helvetica1" style:font-size-asian="8.60000038146973pt" style:language-asian="zh" style:country-asian="CN" style:font-style-asian="normal" style:font-weight-asian="normal"/>
    </style:style>
    <style:style style:name="T39" style:family="text">
      <style:text-properties fo:color="#00cc00" style:font-name-asian="Helvetica1" style:font-size-asian="8.60000038146973pt" style:language-asian="zh" style:country-asian="CN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红色为未更改</text:p>
      <text:p text:style-name="P9">绿色为已更改</text:p>
      <text:p text:style-name="P13">文字背景为黄色的是后台需要修改的</text:p>
      <text:p text:style-name="P2"/>
      <text:p text:style-name="P2">Pc 端</text:p>
      <text:p text:style-name="P2"/>
      <text:p text:style-name="P1"><text:span text:style-name="T4">1. <text:s text:c="3"/>Homepage: 重新换banner大图，</text:span><text:span text:style-name="T1">与luffy另外沟通。 </text:span><text:span text:style-name="T4">换contact us对话框颜色，应与主站粉红色一致。</text:span><text:span text:style-name="T17">页面顶端privacy policy</text:span><text:span text:style-name="T4">应有链接直接连到相应页面</text:span></text:p>
      <text:p text:style-name="P2"/>
      <text:p text:style-name="P15">2. <text:s text:c="4"/>Category: 换banner 图，与luffy另外沟通</text:p>
      <text:p text:style-name="P2"/>
      <text:p text:style-name="P6"><text:span text:style-name="T1">3. <text:s text:c="4"/>Product page: </text:span><text:span text:style-name="T5">加video在最右侧</text:span></text:p>
      <text:p text:style-name="P2"/>
      <text:p text:style-name="P1"><text:span text:style-name="T1">4. <text:s text:c="4"/></text:span><text:span text:style-name="T16">浮动shopping bag： </text:span><text:span text:style-name="T20">1. 需要添加继续购物按钮</text:span><text:span text:style-name="T1"> 数字位置不对</text:span><text:span text:style-name="T10">2. 字体需要改小</text:span><text:span text:style-name="T2"> </text:span><text:span text:style-name="T7">3. 只有点数量才能显示购物车，应改为只要鼠标点击购物车按钮，就显示。</text:span></text:p>
      <text:p text:style-name="P2"/>
      <text:p text:style-name="P14"><text:span text:style-name="T1">5. <text:s text:c="4"/></text:span><text:span text:style-name="T1">shopping bag页面样式(删除按钮的hover + - 按钮)</text:span><text:span text:style-name="T1">有问题。</text:span><text:span text:style-name="T1">点击edit链接去掉，添加可以</text:span><text:span text:style-name="T1">增减数量的加减号按钮</text:span></text:p>
      <text:p text:style-name="P2"/>
      <text:p text:style-name="P8">6. <text:s text:c="4"/>sign up页面的login按钮不工作</text:p>
      <text:p text:style-name="P2"/>
      <text:p text:style-name="P7"><text:span text:style-name="T1">7. <text:s text:c="4"/>send confirmation link 页面，</text:span><text:span text:style-name="T1">back to login</text:span><text:span text:style-name="T1">样式有问题 form it to button.</text:span></text:p>
      <text:p text:style-name="P5"><text:span text:style-name="T1">8. <text:s/></text:span><text:span text:style-name="T1"><text:s text:c="3"/></text:span><text:span text:style-name="T1">login 页面login后应该直接direct到登录前页面</text:span></text:p>
      <text:p text:style-name="P1"><text:span text:style-name="T1">9. <text:s text:c="4"/>shopping cart:Billing &amp;Shipping information 页面，first name last name样式需要与address对齐。</text:span><text:span text:style-name="T32">Login </text:span><text:span text:style-name="T33">后页面没有＊区域，所以把＊</text:span><text:span text:style-name="T32">required fields</text:span><text:span text:style-name="T33">去掉（如果上面第</text:span><text:span text:style-name="T32">8</text:span><text:span text:style-name="T33">点改正后，登陆返回当前访问页，则用户再次点击“</text:span><text:span text:style-name="T32">logout</text:span><text:span text:style-name="T35">”</text:span><text:span text:style-name="T33">左边的图标进入</text:span><text:span text:style-name="T32">profile</text:span><text:span text:style-name="T33">页时，用户可以更新任何信息，但所有输入项必须是必填才能保存，所以需要</text:span><text:span text:style-name="T32">*required fields</text:span><text:span text:style-name="T33">，建议不进行修改）（不用改了）</text:span><text:span text:style-name="T1">Login后页面没有＊区域，所以把＊required fields去掉.</text:span><text:span text:style-name="T22">Payment information </text:span><text:span text:style-name="T21">页面样式有问题。</text:span><text:span text:style-name="T32">Login</text:span><text:span text:style-name="T33">后页面没有＊区域，所以把＊</text:span><text:span text:style-name="T32">required fields</text:span><text:span text:style-name="T33">去掉</text:span><text:span text:style-name="T32">.(</text:span><text:span text:style-name="T33">同上</text:span><text:span text:style-name="T32">) </text:span><text:span text:style-name="T34">（不用改了）</text:span><text:span text:style-name="T19">Order review页面样式</text:span><text:span text:style-name="T10">有问题。 此外，back链接位置应与place order按钮持平。</text:span><text:span text:style-name="T8">按钮长</text:span></text:p>
      <text:p text:style-name="P2"/>
      <text:p text:style-name="P1"><text:span text:style-name="T10">10. Durexplore文章首页所有照片使用原始颜色。 Howto 品类页面样式有问题。文章页面样式需要调整，去掉introduction, </text:span><text:span text:style-name="T2">添加返回文章列表页和首页按钮(重复了) 返回顶部</text:span></text:p>
      <text:p text:style-name="P2"/>
      <text:p text:style-name="P10">11. 后台页面： Manage address页面编辑按钮不work</text:p>
      <text:p text:style-name="P2"/>
      <text:p text:style-name="P2">12<text:span text:style-name="T6">. Help 页面文字样式需要调整，每个问题和对 <text:s/>应的答案需要更明显</text:span><text:span text:style-name="T36"> privacy</text:span></text:p>
      <text:p text:style-name="P2"/>
      <text:p text:style-name="P2">13. <text:span text:style-name="T6">Contact us页面submit按钮样式需要确认。 所有sumbit样式按钮统一样式，左对齐</text:span></text:p>
      <text:p text:style-name="P2"/>
      <text:p text:style-name="P11">14. Track my order,点击应直接进入order history页面 <text:s/><text:span text:style-name="T14">已经是直接进入</text:span></text:p>
      <text:p text:style-name="P2"><text:soft-page-break/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>Mobile端</text:p>
      <text:p text:style-name="P12">箭头大点</text:p>
      <text:p text:style-name="P12">explorer 白字 对其 <text:s/>图字 间距 <text:s text:c="2"/>加登出按钮</text:p>
      <text:p text:style-name="P20">oreview需要后台协助</text:p>
      <text:p text:style-name="P1"><text:span text:style-name="T10">1. <text:s text:c="4"/>h</text:span><text:span text:style-name="T11">omepage: 在导航和banner之间需要添加freeshipping／discreateshipping的字样。Banner没有可以控制滑动的按钮。Contact us颜色与主色调的粉色保持统一。</text:span><text:span text:style-name="T1">点击</text:span><text:span text:style-name="T19">Signin／up 没有signout的功能。</text:span><text:span text:style-name="T1">如已经点击登录需要.</text:span><text:span text:style-name="T4">Conact us 样式 ＊号 字框间距首页与其它页面不统一。 category：换banner图，与luffy另外沟通</text:span></text:p>
      <text:p text:style-name="P2"/>
      <text:p text:style-name="P4">2. <text:s text:c="4"/>product page：产品照片需要有滑动展示更多照片的设计。</text:p>
      <text:p text:style-name="P2"/>
      <text:p text:style-name="P2">3. <text:s text:c="4"/><text:span text:style-name="T36">浮动shopping bag </text:span>2. <text:span text:style-name="T6">字体需要改小</text:span></text:p>
      <text:p text:style-name="P2"/>
      <text:p text:style-name="P2">4. <text:s text:c="4"/><text:span text:style-name="T9">shopping bag 添加可以增减数量的加减号按钮 加减按扭横放</text:span></text:p>
      <text:p text:style-name="P2"/>
      <text:p text:style-name="P2">5. <text:s text:c="3"/><text:span text:style-name="T6"><text:s/>shopping cart:Billing &amp;Shipping information 页面，first name last name样式需要与address对齐，页面的contact us应该一致在页面底部</text:span></text:p>
      <text:p text:style-name="P2"/>
      <text:p text:style-name="P2">6. <text:s text:c="4"/><text:span text:style-name="T6">Login 后页面没有＊区域，所以把＊required fields去掉.Payment information 页面样式有问题。Login后页面没有＊区域，所以把＊required fields去掉.Order review页面样式有问题，内容没有显示完全。 此外，</text:span><text:span text:style-name="T3">back链</text:span><text:span text:style-name="T6">接位置应与place order按钮持平。</text:span></text:p>
      <text:p text:style-name="P2"/>
      <text:p text:style-name="P18">7. <text:s text:c="4"/>Durexplore文章首页所有照片使用原始颜色。 Howto 品类页面样式有问题。文章页面样式需要调整，去掉introduction, 添加返回文章列表页和首页按钮</text:p>
      <text:p text:style-name="P2"/>
      <text:p text:style-name="P3">8. <text:s text:c="4"/>后台页面：My account所有功能都有问题</text:p>
      <text:p text:style-name="P4"/>
      <text:p text:style-name="P17">9. <text:s text:c="4"/>signin/up功能有问题，点击后到达account information页面</text:p>
      <text:p text:style-name="P2"/>
      <text:p text:style-name="P9">10. privacy 页面最后durexjoy,错写成了durejox</text:p>
      <text:p text:style-name="P9"/>
      <text:p text:style-name="P3">11. Track order页面内容显示不完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1" svg:font-family="Helvetica, Arial"/>
    <style:font-face style:name="Helvetica" svg:font-family="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5T13:23:53</meta:creation-date>
    <dc:date>2014-07-30T21:53:48</dc:date>
    <meta:editing-duration>PT22H39M24S</meta:editing-duration>
    <meta:editing-cycles>16</meta:editing-cycles>
    <meta:generator>OpenOffice/4.0.1$Unix OpenOffice.org_project/401m5$Build-9714</meta:generator>
    <meta:document-statistic meta:table-count="0" meta:image-count="0" meta:object-count="0" meta:page-count="2" meta:paragraph-count="34" meta:word-count="1056" meta:character-count="2049"/>
  </office:meta>
</office:document-meta>
</file>